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423cm" fo:margin-bottom="0cm" loext:contextual-spacing="false" fo:line-height="100%"/>
    </style:style>
    <style:style style:name="P2" style:family="paragraph" style:parent-style-name="Standard">
      <style:paragraph-properties fo:margin-top="0.423cm" fo:margin-bottom="0cm" loext:contextual-spacing="false" fo:line-height="100%"/>
      <style:text-properties style:font-name="Times New Roman" fo:font-size="22pt" style:text-underline-style="solid" style:text-underline-width="auto" style:text-underline-color="font-color" style:font-name-asian="Times New Roman1" style:font-size-asian="22pt" style:font-name-complex="Times New Roman1" style:font-size-complex="22pt"/>
    </style:style>
    <style:style style:name="P3" style:family="paragraph" style:parent-style-name="Standard">
      <style:paragraph-properties fo:margin-top="0.423cm" fo:margin-bottom="0cm" loext:contextual-spacing="false" fo:line-height="100%"/>
      <style:text-properties style:font-name="Times New Roman"/>
    </style:style>
    <style:style style:name="P4" style:family="paragraph" style:parent-style-name="Standard">
      <style:paragraph-properties fo:margin-top="0.423cm" fo:margin-bottom="0cm" loext:contextual-spacing="false" fo:line-height="100%" fo:text-align="center" style:justify-single-word="false"/>
      <style:text-properties style:font-name="Times New Roman"/>
    </style:style>
    <style:style style:name="P5" style:family="paragraph" style:parent-style-name="Standard">
      <style:paragraph-properties fo:margin-top="0.423cm" fo:margin-bottom="0cm" loext:contextual-spacing="false" fo:line-height="100%"/>
      <style:text-properties style:font-name="Times New Roman" fo:font-size="18pt" style:font-name-asian="Times New Roman1" style:font-size-asian="18pt" style:font-name-complex="Times New Roman1" style:font-size-complex="18pt"/>
    </style:style>
    <style:style style:name="P6" style:family="paragraph" style:parent-style-name="Standard">
      <style:paragraph-properties fo:margin-top="0.423cm" fo:margin-bottom="0cm" loext:contextual-spacing="false" fo:line-height="100%"/>
      <style:text-properties style:font-name="Times New Roman" fo:font-size="18pt" officeooo:paragraph-rsid="0006db84" style:font-name-asian="Times New Roman1" style:font-size-asian="18pt" style:font-name-complex="Times New Roman1" style:font-size-complex="18pt"/>
    </style:style>
    <style:style style:name="P7" style:family="paragraph" style:parent-style-name="Standard">
      <style:paragraph-properties fo:margin-top="0.423cm" fo:margin-bottom="0cm" loext:contextual-spacing="false" fo:line-height="100%"/>
      <style:text-properties style:font-name="Times New Roman" fo:font-size="18pt" officeooo:paragraph-rsid="000d467f" style:font-name-asian="Times New Roman1" style:font-size-asian="18pt" style:font-name-complex="Times New Roman1" style:font-size-complex="18pt"/>
    </style:style>
    <style:style style:name="P8" style:family="paragraph" style:parent-style-name="Standard">
      <style:paragraph-properties fo:margin-top="0.423cm" fo:margin-bottom="0cm" loext:contextual-spacing="false" fo:line-height="100%"/>
      <style:text-properties style:font-name="Times New Roman" fo:font-size="18pt" style:font-size-asian="18pt" style:font-size-complex="18pt"/>
    </style:style>
    <style:style style:name="P9" style:family="paragraph" style:parent-style-name="Standard">
      <style:paragraph-properties fo:margin-top="0.423cm" fo:margin-bottom="0cm" loext:contextual-spacing="false" fo:line-height="100%" fo:text-align="center" style:justify-single-word="false"/>
      <style:text-properties style:font-name="Times New Roman" fo:font-size="36pt" officeooo:paragraph-rsid="0008da02" style:font-name-asian="Times New Roman1" style:font-size-asian="36pt" style:font-name-complex="Times New Roman1" style:font-size-complex="36pt"/>
    </style:style>
    <style:style style:name="P10" style:family="paragraph" style:parent-style-name="Standard">
      <style:paragraph-properties fo:margin-top="0.423cm" fo:margin-bottom="0cm" loext:contextual-spacing="false" fo:line-height="100%" fo:text-align="center" style:justify-single-word="false"/>
      <style:text-properties style:font-name="Times New Roman" fo:font-size="36pt" fo:font-style="italic" officeooo:paragraph-rsid="0008da02" style:font-name-asian="Times New Roman1" style:font-size-asian="36pt" style:font-style-asian="italic" style:font-name-complex="Times New Roman1" style:font-size-complex="36pt"/>
    </style:style>
    <style:style style:name="P11" style:family="paragraph" style:parent-style-name="Standard">
      <style:paragraph-properties fo:margin-top="0.423cm" fo:margin-bottom="0cm" loext:contextual-spacing="false" fo:line-height="100%" fo:break-before="page"/>
      <style:text-properties style:font-name="Times New Roman"/>
    </style:style>
    <style:style style:name="P12" style:family="paragraph" style:parent-style-name="Standard">
      <style:paragraph-properties fo:text-align="end" style:justify-single-word="false"/>
    </style:style>
    <style:style style:name="P13" style:family="paragraph" style:parent-style-name="Standard">
      <style:text-properties style:font-name="Times New Roman"/>
    </style:style>
    <style:style style:name="P14" style:family="paragraph" style:parent-style-name="Contents_20_6">
      <style:paragraph-properties>
        <style:tab-stops>
          <style:tab-stop style:position="15.921cm" style:type="right" style:leader-style="dotted" style:leader-text="."/>
        </style:tab-stops>
      </style:paragraph-properties>
    </style:style>
    <style:style style:name="P15" style:family="paragraph" style:parent-style-name="Contents_20_6">
      <style:paragraph-properties>
        <style:tab-stops>
          <style:tab-stop style:position="15.921cm" style:type="right" style:leader-style="dotted" style:leader-text="."/>
        </style:tab-stops>
      </style:paragraph-properties>
      <style:text-properties fo:font-size="15pt" style:font-size-asian="15pt" style:font-size-complex="15pt"/>
    </style:style>
    <style:style style:name="P16" style:family="paragraph" style:parent-style-name="Contents_20_Heading">
      <style:paragraph-properties fo:text-align="center" style:justify-single-word="false"/>
      <style:text-properties fo:font-size="25pt" style:font-size-asian="25pt" style:font-size-complex="25pt"/>
    </style:style>
    <style:style style:name="P17" style:family="paragraph" style:parent-style-name="Standard">
      <style:paragraph-properties fo:margin-left="0.635cm" fo:margin-right="0cm" fo:margin-top="0cm" fo:margin-bottom="0.423cm" loext:contextual-spacing="false" fo:line-height="100%" fo:text-indent="0cm" style:auto-text-indent="false"/>
      <style:text-properties style:font-name="Times New Roman" fo:font-size="18pt" style:font-name-asian="Times New Roman1" style:font-size-asian="18pt" style:font-name-complex="Times New Roman1" style:font-size-complex="18pt"/>
    </style:style>
    <style:style style:name="P18" style:family="paragraph" style:parent-style-name="Heading_20_1" style:list-style-name="L1">
      <style:text-properties style:font-name="Times New Roman"/>
    </style:style>
    <style:style style:name="P19" style:family="paragraph" style:parent-style-name="Standard">
      <style:paragraph-properties fo:margin-top="0.423cm" fo:margin-bottom="0cm" loext:contextual-spacing="false" fo:line-height="100%"/>
    </style:style>
    <style:style style:name="P20" style:family="paragraph" style:parent-style-name="Standard">
      <style:paragraph-properties fo:margin-top="0.423cm" fo:margin-bottom="0cm" loext:contextual-spacing="false" fo:line-height="100%"/>
      <style:text-properties officeooo:paragraph-rsid="000d467f"/>
    </style:style>
    <style:style style:name="P21" style:family="paragraph" style:parent-style-name="Standard" style:master-page-name="Standard">
      <style:paragraph-properties style:page-number="1"/>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P22"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P23" style:family="paragraph" style:parent-style-name="Standard" style:list-style-name="WWNum2">
      <style:paragraph-properties fo:margin-left="1.27cm" fo:margin-right="0cm" fo:margin-top="0.423cm" fo:margin-bottom="0cm" loext:contextual-spacing="false" fo:line-height="100%" fo:text-indent="-0.635cm" style:auto-text-indent="false"/>
      <style:text-properties style:font-name="Times New Roman" fo:font-size="18pt" style:font-size-asian="18pt" style:font-size-complex="18pt"/>
    </style:style>
    <style:style style:name="P24" style:family="paragraph" style:parent-style-name="Standard" style:list-style-name="WWNum1">
      <style:paragraph-properties fo:margin-left="1.27cm" fo:margin-right="0cm" fo:margin-top="0cm" fo:margin-bottom="0cm" loext:contextual-spacing="false" fo:line-height="100%" fo:text-indent="-0.635cm" style:auto-text-indent="false"/>
      <style:text-properties style:font-name="Times New Roman" fo:font-size="18pt" officeooo:paragraph-rsid="0006db84" style:font-size-asian="18pt" style:font-size-complex="18pt"/>
    </style:style>
    <style:style style:name="T1" style:family="text">
      <style:text-properties fo:font-style="italic" style:font-style-asian="italic"/>
    </style:style>
    <style:style style:name="T2" style:family="text">
      <style:text-properties fo:font-style="italic" style:font-name-asian="Times New Roman1" style:font-style-asian="italic" style:font-name-complex="Times New Roman1"/>
    </style:style>
    <style:style style:name="T3" style:family="text">
      <style:text-properties officeooo:rsid="00113cc8"/>
    </style:style>
    <style:style style:name="T4" style:family="text">
      <style:text-properties style:font-name-asian="Times New Roman1" style:font-name-complex="Times New Roman1"/>
    </style:style>
    <style:style style:name="T5" style:family="text">
      <style:text-properties fo:font-size="15pt" style:font-size-asian="15pt" style:font-size-complex="15pt"/>
    </style:style>
    <style:style style:name="T6" style:family="text">
      <style:text-properties officeooo:rsid="000e02f2"/>
    </style:style>
    <style:style style:name="T7" style:family="text">
      <style:text-properties officeooo:rsid="00140e50"/>
    </style:style>
    <style:style style:name="T8" style:family="text">
      <style:text-properties officeooo:rsid="001482fd"/>
    </style:style>
    <style:style style:name="T9" style:family="text">
      <style:text-properties style:font-name="Times New Roman" fo:font-size="18pt" style:font-name-asian="Times New Roman1" style:font-size-asian="18pt" style:font-name-complex="Times New Roman1" style:font-size-complex="18pt"/>
    </style:style>
    <style:style style:name="T10" style:family="text">
      <style:text-properties style:font-name="Times New Roman" fo:font-size="18pt" officeooo:rsid="001482fd" style:font-name-asian="Times New Roman1" style:font-size-asian="18pt" style:font-name-complex="Times New Roman1" style:font-size-complex="18pt"/>
    </style:style>
    <style:style style:name="T11" style:family="text">
      <style:text-properties style:font-name="Times New Roman" fo:font-size="18pt" officeooo:rsid="0014b96f" style:font-name-asian="Times New Roman1" style:font-size-asian="18pt" style:font-name-complex="Times New Roman1" style:font-size-complex="18pt"/>
    </style:style>
    <style:style style:name="T12" style:family="text">
      <style:text-properties style:font-name="Times New Roman" fo:font-size="18pt" officeooo:rsid="0014c32f" style:font-name-asian="Times New Roman1" style:font-size-asian="18pt" style:font-name-complex="Times New Roman1" style:font-size-complex="18pt"/>
    </style:style>
    <style:style style:name="T13" style:family="text">
      <style:text-properties style:font-name="Times New Roman" fo:font-size="18pt" officeooo:rsid="001571f8" style:font-name-asian="Times New Roman1" style:font-size-asian="18pt" style:font-name-complex="Times New Roman1" style:font-size-complex="18pt"/>
    </style:style>
    <style:style style:name="T14" style:family="text">
      <style:text-properties style:font-name="Times New Roman" fo:font-size="18pt" officeooo:rsid="0016dee3" style:font-name-asian="Times New Roman1" style:font-size-asian="18pt" style:font-name-complex="Times New Roman1" style:font-size-complex="18pt"/>
    </style:style>
    <style:style style:name="T15" style:family="text">
      <style:text-properties style:font-name="Times New Roman" fo:font-size="18pt" officeooo:rsid="0018c3f3" style:font-name-asian="Times New Roman1" style:font-size-asian="18pt" style:font-name-complex="Times New Roman1" style:font-size-complex="18pt"/>
    </style:style>
    <style:style style:name="T16" style:family="text">
      <style:text-properties style:font-name="Times New Roman" fo:font-size="18pt" officeooo:rsid="001a74ff" style:font-name-asian="Times New Roman1" style:font-size-asian="18pt" style:font-name-complex="Times New Roman1" style:font-size-complex="18pt"/>
    </style:style>
    <style:style style:name="T17" style:family="text">
      <style:text-properties style:font-name="Times New Roman" fo:font-size="18pt" officeooo:rsid="00140e50" style:font-name-asian="Times New Roman1" style:font-size-asian="18pt" style:font-name-complex="Times New Roman1" style:font-size-complex="18pt"/>
    </style:style>
    <style:style style:name="T18" style:family="text">
      <style:text-properties style:font-name="Times New Roman" fo:font-size="18pt" officeooo:rsid="001badac" style:font-name-asian="Times New Roman1" style:font-size-asian="18pt" style:font-name-complex="Times New Roman1" style:font-size-complex="18pt"/>
    </style:style>
    <style:style style:name="T19" style:family="text">
      <style:text-properties style:font-name="Times New Roman" fo:font-size="18pt" officeooo:rsid="001d0a5d" style:font-name-asian="Times New Roman1" style:font-size-asian="18pt" style:font-name-complex="Times New Roman1" style:font-size-complex="18pt"/>
    </style:style>
    <style:style style:name="T20" style:family="text">
      <style:text-properties officeooo:rsid="00154c8f"/>
    </style:style>
    <style:style style:name="T21" style:family="text">
      <style:text-properties officeooo:rsid="001571f8"/>
    </style:style>
    <style:style style:name="T22" style:family="text">
      <style:text-properties officeooo:rsid="0016dee3"/>
    </style:style>
    <style:style style:name="T23" style:family="text">
      <style:text-properties officeooo:rsid="0018c3f3"/>
    </style:style>
    <style:style style:name="T24" style:family="text">
      <style:text-properties officeooo:rsid="001921bb"/>
    </style:style>
    <style:style style:name="T25" style:family="text">
      <style:text-properties officeooo:rsid="001a74ff"/>
    </style:style>
    <style:style style:name="T26" style:family="text">
      <style:text-properties officeooo:rsid="001d0a5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toine Tartare</text:p>
      <text:p text:style-name="P22">Sophie Scheidt</text:p>
      <text:p text:style-name="P22">Karina Teyssere</text:p>
      <text:p text:style-name="P22">Nathan Menny</text:p>
      <text:p text:style-name="P4"/>
      <text:p text:style-name="P4"/>
      <text:p text:style-name="P4"/>
      <text:p text:style-name="P4"/>
      <text:p text:style-name="P4"/>
      <text:p text:style-name="P4"/>
      <text:p text:style-name="P4"/>
      <text:p text:style-name="P4"/>
      <text:p text:style-name="P4"/>
      <text:p text:style-name="P4"/>
      <text:p text:style-name="P4"/>
      <text:p text:style-name="P9">Livre Blanc du Projet </text:p>
      <text:p text:style-name="P10">Pie's Quest</text:p>
      <text:p text:style-name="P4"/>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table-of-content text:style-name="Sect1" text:name="Table des matières1">
        <text:table-of-content-source text:outline-level="10"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6">
            <text:index-source-style text:style-name="Heading_20_1"/>
          </text:index-source-styles>
        </text:table-of-content-source>
        <text:index-body>
          <text:index-title text:style-name="Sect1" text:name="Table des matières1_Head">
            <text:p text:style-name="P16">Sommaire</text:p>
          </text:index-title>
          <text:p text:style-name="P14"><text:a xlink:type="simple" xlink:href="#__RefHeading___Toc2535_1986810760" text:style-name="Index_20_Link" text:visited-style-name="Index_20_Link"><text:span text:style-name="T5">I. Introduction<text:tab/>3</text:span></text:a></text:p>
          <text:p text:style-name="P15"/>
          <text:p text:style-name="P14"><text:a xlink:type="simple" xlink:href="#__RefHeading___Toc2543_1986810760" text:style-name="Index_20_Link" text:visited-style-name="Index_20_Link"><text:span text:style-name="T5">II. Comment bien démarrer ?<text:tab/>3</text:span></text:a></text:p>
          <text:p text:style-name="P15"/>
          <text:p text:style-name="P14"><text:a xlink:type="simple" xlink:href="#__RefHeading___Toc2541_1986810760" text:style-name="Index_20_Link" text:visited-style-name="Index_20_Link"><text:span text:style-name="T5">III. Quelques conseils méthodologiques<text:tab/>5</text:span></text:a></text:p>
          <text:p text:style-name="P15"/>
          <text:p text:style-name="P14"><text:a xlink:type="simple" xlink:href="#__RefHeading___Toc2539_1986810760" text:style-name="Index_20_Link" text:visited-style-name="Index_20_Link"><text:span text:style-name="T5">IV. <text:s/>Condition de Réussite et Problèmes rencontrés<text:tab/>7</text:span></text:a></text:p>
          <text:p text:style-name="P15"/>
          <text:p text:style-name="P14"><text:a xlink:type="simple" xlink:href="#__RefHeading___Toc2537_1986810760" text:style-name="Index_20_Link" text:visited-style-name="Index_20_Link"><text:span text:style-name="T5">V. Conclusion<text:tab/>8</text:span></text:a></text:p>
        </text:index-body>
      </text:table-of-content>
      <text:p text:style-name="P3"/>
      <text:p text:style-name="P11"/>
      <text:p text:style-name="P3"/>
      <text:list xml:id="list725364877" text:style-name="L1">
        <text:list-item>
          <text:p text:style-name="P18"><text:bookmark-start text:name="__RefHeading___Toc2535_1986810760"/>Introduction<text:bookmark-end text:name="__RefHeading___Toc2535_1986810760"/></text:p>
        </text:list-item>
      </text:list>
      <text:p text:style-name="P3"/>
      <text:p text:style-name="P8"><text:span text:style-name="T4">Bonjour et bienvenue dans le livre blanc du projet </text:span><text:span text:style-name="T2">Pie's Quest</text:span><text:span text:style-name="T4">, un jeu vidéo codé en Java.</text:span></text:p>
      <text:p text:style-name="P8"><text:span text:style-name="T2">Pie's Quest</text:span><text:span text:style-name="T4"> est un jeu de plateforme 2D avec des objets récoltables, plusieurs niveaux, et donc de la physique, ce livre blanc a pour but de vous fournir des conseils pour vous aidez à réussir votre projet.</text:span></text:p>
      <text:p text:style-name="P3"/>
      <text:p text:style-name="P3"/>
      <text:list xml:id="list174036639706490" text:continue-numbering="true" text:style-name="L1">
        <text:list-item>
          <text:p text:style-name="P18"><text:bookmark-start text:name="__RefHeading___Toc2543_1986810760"/>Comment bien démarrer ?<text:bookmark-end text:name="__RefHeading___Toc2543_1986810760"/></text:p>
        </text:list-item>
      </text:list>
      <text:p text:style-name="P3"/>
      <text:p text:style-name="P5">L'une des première choses que nous pouvons vous recommander est de ne pas paniquer, sous aucun prétexte, le projet une fois donné peut faire très peur, mais au fur et à mesure que le second semestre avancera, vous acquerrez les savoirs dans les diverses matières ! Donc avancez au rythme où l'on vous dit d'avancer, inutile dès le premier jour de se lancer dans la programmation « brute » sans savoir où vous allez exactement.</text:p>
      <text:p text:style-name="P3"/>
      <text:p text:style-name="P3"/>
      <text:p text:style-name="P1"><text:soft-page-break/><text:span text:style-name="T9">Toutefois, ne pas se lancer tout de suite dans des tâches </text:span><text:span text:style-name="T11">complexes</text:span><text:span text:style-name="T9"> ne signifie pas ne pas y réfléchir. Dans le cadre de notre groupe, juste après que nous nous soyons mis d'accord sur le projet, nous avons déjà réfléchi à comment serait programmé les diverses fonctions, c'est à dire, définir ce que nous voulons précisément. </text:span><text:span text:style-name="T12">D</text:span><text:span text:style-name="T9">ans un jeu de plateforme il y a beaucoup de possibilité laissant libre cours à l'imagination:</text:span></text:p>
      <text:p text:style-name="P8"/>
      <text:list xml:id="list2208458074" text:style-name="WWNum2">
        <text:list-item>
          <text:p text:style-name="P23"><text:span text:style-name="T4">Quelle sera la hauteur du saut ?<text:line-break/></text:span></text:p>
        </text:list-item>
      </text:list>
      <text:list xml:id="list628433658" text:style-name="WWNum1">
        <text:list-item>
          <text:p text:style-name="P24"><text:span text:style-name="T4">Combien <text:tab/>de saut pourra faire le personnage ?</text:span></text:p>
          <text:p text:style-name="P24"><text:span text:style-name="T4"/></text:p>
        </text:list-item>
        <text:list-item>
          <text:p text:style-name="P24"><text:span text:style-name="T4">Y aura t il un système de rebond ? De saut mural ?<text:line-break/></text:span> </text:p>
        </text:list-item>
      </text:list>
      <text:p text:style-name="P17"/>
      <text:p text:style-name="P17"/>
      <text:p text:style-name="P6">Savoir ce que vous voulez est primordial avant de continuer.</text:p>
      <text:p text:style-name="P8"/>
      <text:p text:style-name="P5">Un autre conseil est de ne pas trop être attaché à la vision que vous aviez de base du jeu, plus vous vous y attachez et plus il sera dur de passer outre si vous avez un soucis ou un imprévu, ce qui arrive très souvent dans un travail de groupe débutant, <text:span text:style-name="T20">I</text:span>l faut s’attendre à abandonner des idées ou tout du moins de les « simplifier ».</text:p>
      <text:p text:style-name="P3"/>
      <text:p text:style-name="P3"/>
      <text:list xml:id="list174036897708950" text:continue-list="list174036639706490" text:style-name="L1">
        <text:list-item>
          <text:p text:style-name="P18"><text:bookmark-start text:name="__RefHeading___Toc2541_1986810760"/><text:soft-page-break/>Quelques conseils méthodologiques<text:bookmark-end text:name="__RefHeading___Toc2541_1986810760"/></text:p>
        </text:list-item>
      </text:list>
      <text:p text:style-name="P3"/>
      <text:p text:style-name="P1"><text:span text:style-name="T9">Le premier conseil pour votre organisation est de trouver un moyen de communiquer, quel qu'il soit. Le mieux est de prendre quelque chose que tout le monde utilise et que tout le monde sait utiliser, un bon moyen de rester en contact. Il est inutile par exemple de vous forcer à communiquer par mail si aucun de vous n'utilise des mails, c'est le meilleur moyen d'être dans la panade lorsque l'un d'entre vous ne répond pas pendant deux ou trois jours, les problèmes surviennent généralement quand on est le moins préparé.<text:line-break/> </text:span><text:span text:style-name="T13">Dans notre cas</text:span><text:span text:style-name="T9">, nous avons utilisé Discord autant que possible, inutile d'aller dans le compliqu</text:span><text:span text:style-name="T14">é</text:span><text:span text:style-name="T9">, on peut s'organiser avec un rien.</text:span></text:p>
      <text:p text:style-name="P8"/>
      <text:p text:style-name="P5">De plus, il est possible qu'il y ait des problèmes notamment avec les planning, réécrire son planning sur une feuille <text:span text:style-name="T24">peut être une solution si </text:span>vous n'êtes pas à l'aise avec GANTT, personne ne vous tapera jamais sur les doigts pour ça et cela peut vous économiser de précieuses minutes, ou tout simplement vous motiver à travailler, tout cela car vous avez « moins à faire » pour vous préparer.</text:p>
      <text:p text:style-name="P8"/>
      <text:p text:style-name="P1"><text:span text:style-name="T9">Un autre élément qui peut facilement vous aide</text:span><text:span text:style-name="T16">r </text:span><text:span text:style-name="T9">est de vous forcer à discuter du projet régulièrement, au moins une fois par semaine. Par exemple, nous avons eu un problème à cause de la pandémie du COVID19, nous avons perdu contact </text:span><text:soft-page-break/><text:span text:style-name="T9">pendant plusieurs semaines car aucun de nous n'allait parler aux autres. Ainsi, le projet </text:span><text:span text:style-name="T17">s</text:span><text:span text:style-name="T9">'est retrouvé figé pendant plusieurs semaines qui nous auraient été utiles. Se forcer à une réunion par semaine ou toutes les deux semaines permet réellement de maintenir la motivation au sein du groupe et d'éviter </text:span><text:span text:style-name="T18">l’accumulation de retard.</text:span></text:p>
      <text:p text:style-name="P3"/>
      <text:list xml:id="list174036363312658" text:continue-numbering="true" text:style-name="L1">
        <text:list-item>
          <text:p text:style-name="P18"><text:bookmark-start text:name="__RefHeading___Toc2539_1986810760"/><text:s/>Condition de Réussite et Problèmes rencontrés<text:bookmark-end text:name="__RefHeading___Toc2539_1986810760"/></text:p>
        </text:list-item>
      </text:list>
      <text:p text:style-name="P2"/>
      <text:p text:style-name="P20"><text:span text:style-name="T9">Tout d’abord notre projet a eu pas mal de problèmes notamment à cause de la réorientation de l’un de ses membres ainsi que la pandémie du COVID-19. Nous n’étions pas préparés à cela, à vrai dire, personne ne l’était, la clef de la réussite de notre projet a vraiment été le cahier des charges.<text:line-break/> Nous l’avions volontairement fait assez </text:span><text:span text:style-name="T19">simple</text:span><text:span text:style-name="T9">, pensant avant tout au minimum du minimum pour notre jeu, nous avions prévu une gigantesque marge d’amélioration après avoir terminé le « jeu de base ». Malheureusement, au vu des événements, nous ne pourrons jamais atteindre cette marge de progression.</text:span></text:p>
      <text:p text:style-name="P7"><text:line-break/> Un autre conseil que nous-mêmes n’avons pas appliqué et qui aurait peut-être pu nous sauver la mise : n’ayez pas peur de demander de l’aide aux <text:span text:style-name="T6">membres du comité de pilotage</text:span>. Ils sont là pour vous et permettent d'accélérer grandement le développement de votre projet, au lieu de rester bloqué trois semaines en attendant qu’une solution tombe du ciel, une <text:soft-page-break/>question à un professeur et c’est réglé. N'hésitez pas à les solliciter.</text:p>
      <text:p text:style-name="P3"/>
      <text:list xml:id="list174036353174573" text:continue-numbering="true" text:style-name="L1">
        <text:list-item>
          <text:p text:style-name="P18"><text:bookmark-start text:name="__RefHeading___Toc2537_1986810760"/>Conclusion<text:bookmark-end text:name="__RefHeading___Toc2537_1986810760"/></text:p>
        </text:list-item>
      </text:list>
      <text:p text:style-name="P3"/>
      <text:p text:style-name="P5">Merci d'avoir pris le temps de lire ce livre blanc, en espérant que vous ayez pu en tirer des informations ou conseils utiles, notre groupe vous souhaite bonne chance pour la réalisation du vôtre.</text:p>
      <text:p text:style-name="P8"/>
      <text:p text:style-name="P8"/>
      <text:p text:style-name="P8"/>
      <text:p text:style-name="P5">Écrit par: Antoine Tartare</text:p>
      <text:p text:style-name="P5">Mis en page par: Nathan Menny</text:p>
      <text:p text:style-name="P5">Corrigé par: Nathan Menny</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425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423cm" fo:margin-bottom="0cm" loext:contextual-spacing="false" fo:line-height="100%"/>
    </style:style>
    <style:style style:name="MP2" style:family="paragraph" style:parent-style-name="Standard">
      <style:paragraph-properties fo:text-align="end" style:justify-single-word="false"/>
    </style:style>
    <style:style style:name="MT1" style:family="text">
      <style:text-properties fo:font-style="italic" style:font-style-asian="italic"/>
    </style:style>
    <style:style style:name="MT2" style:family="text">
      <style:text-properties officeooo:rsid="00113cc8"/>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Livre Blanc du projet <text:span text:style-name="MT1">Pies’s Quest</text:span><text:tab/><text:tab/><text:tab/><text:tab/><text:tab/><text:tab/><text:tab/><text:tab/>V.<text:span text:style-name="MT2">5</text:span></text:p>
        <text:p text:style-name="MP1">Antoine Tartare<text:tab/><text:tab/><text:tab/><text:tab/><text:tab/><text:tab/><text:tab/><text:tab/><text:tab/>Groupe 2.1</text:p>
        <text:p text:style-name="MP1">08/06/2020</text:p>
        <text:p text:style-name="Standard"/>
      </style:header>
      <style:footer>
        <text:p text:style-name="MP2"><text:page-number text:select-page="current">7</text:page-number><text:s/>/ <text:page-count>7</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20-06-10T17:39:54.652000000</dc:date>
    <meta:editing-duration>PT1H15M51S</meta:editing-duration>
    <meta:editing-cycles>28</meta:editing-cycles>
    <meta:document-statistic meta:table-count="0" meta:image-count="0" meta:object-count="0" meta:page-count="7" meta:paragraph-count="40" meta:word-count="881" meta:character-count="5071" meta:non-whitespace-character-count="4211"/>
  </office:meta>
</office:document-meta>
</file>